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6" style:family="paragraph" style:parent-style-name="Footnote">
      <style:text-properties fo:language="en" fo:country="GB" officeooo:paragraph-rsid="10708d18"/>
    </style:style>
    <style:style style:name="P17" style:family="paragraph" style:parent-style-name="Footnote">
      <style:text-properties fo:language="en" fo:country="GB" officeooo:paragraph-rsid="1071f730" fo:background-color="transparent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d6cb5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8d18" style:font-size-asian="10pt" style:font-size-complex="10pt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eafc" style:font-size-asian="10pt" style:font-size-complex="10pt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5bbe3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4" style:family="paragraph" style:parent-style-name="Standard">
      <style:text-properties officeooo:rsid="0dde9a1c" officeooo:paragraph-rsid="10505c4e"/>
    </style:style>
    <style:style style:name="P75" style:family="paragraph" style:parent-style-name="Standard">
      <style:text-properties officeooo:paragraph-rsid="0f3ae219"/>
    </style:style>
    <style:style style:name="P76" style:family="paragraph" style:parent-style-name="Footnote">
      <style:text-properties officeooo:rsid="043ccc66" officeooo:paragraph-rsid="0f40045a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text-properties officeooo:paragraph-rsid="0f6ac771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eb4913f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04757"/>
    </style:style>
    <style:style style:name="P89" style:family="paragraph" style:parent-style-name="Standard">
      <style:paragraph-properties fo:text-align="center" style:justify-single-word="false"/>
      <style:text-properties officeooo:paragraph-rsid="102f2d76"/>
    </style:style>
    <style:style style:name="P90" style:family="paragraph" style:parent-style-name="Standard">
      <style:paragraph-properties fo:text-align="center" style:justify-single-word="false"/>
      <style:text-properties officeooo:paragraph-rsid="1032d70c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Footnote">
      <style:text-properties officeooo:paragraph-rsid="101f3d54"/>
    </style:style>
    <style:style style:name="P93" style:family="paragraph" style:parent-style-name="Standard">
      <style:text-properties officeooo:paragraph-rsid="1032d175"/>
    </style:style>
    <style:style style:name="P94" style:family="paragraph" style:parent-style-name="Footnote">
      <style:text-properties officeooo:paragraph-rsid="101b7bd9"/>
    </style:style>
    <style:style style:name="P95" style:family="paragraph" style:parent-style-name="Standard">
      <style:text-properties officeooo:paragraph-rsid="103d33d3"/>
    </style:style>
    <style:style style:name="P96" style:family="paragraph" style:parent-style-name="Standard">
      <style:text-properties officeooo:paragraph-rsid="1052c76e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105e2bcb"/>
    </style:style>
    <style:style style:name="P101" style:family="paragraph" style:parent-style-name="Standard">
      <style:text-properties officeooo:paragraph-rsid="106d6cb5"/>
    </style:style>
    <style:style style:name="P102" style:family="paragraph" style:parent-style-name="Standard">
      <style:text-properties officeooo:paragraph-rsid="106efe1b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font-size-asian="12pt" style:font-size-complex="12pt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106d6c47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106d6c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10555e9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officeooo:rsid="1049ed3a"/>
    </style:style>
    <style:style style:name="T148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49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fo:language="en" fo:country="GB" officeooo:rsid="10555e93" style:font-size-asian="12pt" style:font-size-complex="12pt"/>
    </style:style>
    <style:style style:name="T15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206" style:family="text">
      <style:text-properties style:use-window-font-color="true" loext:opacity="0%" fo:language="en" fo:country="GB" officeooo:rsid="0fe7cf80" style:font-size-asian="12pt" style:language-asian="nl" style:country-asian="NL" style:font-size-complex="12pt"/>
    </style:style>
    <style:style style:name="T207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10a19599"/>
    </style:style>
    <style:style style:name="T214" style:family="text">
      <style:text-properties fo:language="en" fo:country="GB" officeooo:rsid="10b6b930"/>
    </style:style>
    <style:style style:name="T215" style:family="text">
      <style:text-properties fo:language="en" fo:country="GB" fo:font-weight="bold" style:font-weight-asian="bold" style:font-weight-complex="bold"/>
    </style:style>
    <style:style style:name="T216" style:family="text">
      <style:text-properties fo:language="en" fo:country="GB" officeooo:rsid="104a6b49"/>
    </style:style>
    <style:style style:name="T217" style:family="text">
      <style:text-properties fo:language="en" fo:country="GB" style:text-underline-style="none"/>
    </style:style>
    <style:style style:name="T21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style:text-underline-style="none" officeooo:rsid="0f28d107"/>
    </style:style>
    <style:style style:name="T22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2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3" style:family="text">
      <style:text-properties fo:language="en" fo:country="GB" style:text-underline-style="none" officeooo:rsid="105eace0"/>
    </style:style>
    <style:style style:name="T224" style:family="text">
      <style:text-properties fo:language="en" fo:country="GB" officeooo:rsid="106d6c47" style:font-size-asian="12pt" style:font-size-complex="12pt"/>
    </style:style>
    <style:style style:name="T225" style:family="text">
      <style:text-properties fo:language="en" fo:country="GB" officeooo:rsid="10555e93" style:font-size-asian="12pt" style:font-size-complex="12pt"/>
    </style:style>
    <style:style style:name="T226" style:family="text">
      <style:text-properties officeooo:rsid="0f981b1c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7" style:family="text">
      <style:text-properties officeooo:rsid="10b6b930"/>
    </style:style>
    <style:style style:name="T248" style:family="text">
      <style:text-properties fo:font-weight="bold" officeooo:rsid="10b6b930" style:font-weight-asian="bold" style:font-weight-complex="bold"/>
    </style:style>
    <style:style style:name="T249" style:family="text">
      <style:text-properties fo:font-weight="bold" officeooo:rsid="1037dad2" style:font-weight-asian="bold" style:font-weight-complex="bold"/>
    </style:style>
    <style:style style:name="T250" style:family="text">
      <style:text-properties officeooo:rsid="10653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07">Checklist for installing </text:span>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Strong_20_Emphasis"><text:span text:style-name="T108"><text:user-field-get text:name="Version">24.04 LTS</text:user-field-get></text:span></text:span><text:span text:style-name="Strong_20_Emphasis"><text:span text:style-name="T109"><text:note text:id="ftn1" text:note-class="footnote"><text:note-citation>1</text:note-citation><text:note-body><text:p text:style-name="P92"><text:span text:style-name="T227">This </text:span><text:span text:style-name="Strong_20_Emphasis"><text:span text:style-name="T229"><text:user-field-get text:name="Distro">Ubuntu</text:user-field-get></text:span></text:span><text:span text:style-name="T228"><text:s/></text:span><text:span text:style-name="T230"><text:user-field-get text:name="Version">24.04 LTS</text:user-field-get></text:span><text:span text:style-name="T230"><text:s/>Desktop</text:span><text:span text:style-name="T227"> (codename noble) from April </text:span><text:span text:style-name="Strong_20_Emphasis"><text:span text:style-name="T231"><text:user-field-get text:name="Releaseyear">2024</text:user-field-get></text:span></text:span><text:span text:style-name="T22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10"><text:s/></text:span></text:span><text:span text:style-name="Strong_20_Emphasis"><text:span text:style-name="T112">Desktop</text:span></text:span><text:span text:style-name="Strong_20_Emphasis"><text:span text:style-name="T111">.</text:span></text:span></text:p>
      <text:p text:style-name="P34"><text:span text:style-name="Strong_20_Emphasis"><text:span text:style-name="T72"/></text:span></text:p>
      <text:p text:style-name="P35"><text:span text:style-name="Strong_20_Emphasis"><text:span text:style-name="T105"/></text:span></text:p>
      <text:p text:style-name="P31">Fill in the text box after &lt;...&gt;</text:p>
      <text:p text:style-name="P19"><text:span text:style-name="Definition"><text:span text:style-name="T218">&lt;user</text:span></text:span><text:span text:style-name="Definition"><text:span text:style-name="T181">&gt;</text:span></text:span><text:span text:style-name="T191"><text:tab/><text:tab/></text:span><text:span text:style-name="T200"> <text:tab/><text:tab/><text:tab/> </text:span><draw:control text:anchor-type="as-char" svg:y="-0.4cm" draw:z-index="4" draw:name="Gebruiker" draw:style-name="gr2" draw:text-style-name="P109" svg:width="6.002cm" svg:height="0.5cm" draw:control="control3"><svg:title>Gebruiker</svg:title><svg:desc>Volledige naam, bijv. Jan Stek</svg:desc></draw:control><text:tab/><text:span text:style-name="T198">e</text:span><text:span text:style-name="T196">.g.</text:span><text:span text:style-name="T242"> </text:span><text:span text:style-name="User_20_Entry"><text:span text:style-name="T205">J</text:span></text:span><text:span text:style-name="User_20_Entry"><text:span text:style-name="T206">ohn Doe</text:span></text:span></text:p>
      <text:p text:style-name="P100"><text:span text:style-name="Definition"><text:span text:style-name="T218">&lt;</text:span></text:span><text:span text:style-name="Definition"><text:span text:style-name="T202">USER</text:span></text:span><text:span text:style-name="Definition"><text:span text:style-name="T217">na</text:span></text:span><text:span text:style-name="Definition"><text:span text:style-name="T219">me</text:span></text:span><text:span text:style-name="Definition"><text:span text:style-name="T181">&gt;</text:span></text:span><text:span text:style-name="T201"><text:tab/><text:tab/><text:tab/> </text:span><text:span text:style-name="T201"><draw:control text:anchor-type="as-char" svg:y="-0.4cm" draw:z-index="11" draw:name="Gberuikersnaam 2" draw:style-name="gr2" draw:text-style-name="P109" svg:width="6.002cm" svg:height="0.5cm" draw:control="control10"><svg:title>Gebruikersnaam</svg:title><svg:desc>Korte naam, bijv. jan</svg:desc></draw:control></text:span><text:span text:style-name="T201"><text:tab/></text:span><text:span text:style-name="T203">e</text:span><text:span text:style-name="T243">.g.</text:span><text:span text:style-name="T5"> </text:span><text:span text:style-name="User_20_Entry"><text:span text:style-name="T149">j</text:span></text:span><text:span text:style-name="User_20_Entry"><text:span text:style-name="T150">oh</text:span></text:span><text:span text:style-name="User_20_Entry"><text:span text:style-name="T149">n</text:span></text:span></text:p>
      <text:p text:style-name="P20"><text:span text:style-name="Definition"><text:span text:style-name="T218">&lt;</text:span></text:span><text:span text:style-name="Definition"><text:span text:style-name="T217">COMPUTERNA</text:span></text:span><text:span text:style-name="Definition"><text:span text:style-name="T219">me</text:span></text:span><text:span text:style-name="Definition"><text:span text:style-name="T181">&gt;</text:span></text:span><text:span text:style-name="T204"><text:tab/> </text:span><text:span text:style-name="T217"><draw:control text:anchor-type="as-char" svg:y="-0.4cm" draw:z-index="5" draw:name="Computernaam" draw:style-name="gr2" draw:text-style-name="P109" svg:width="6.002cm" svg:height="0.5cm" draw:control="control4"><svg:title>Computernaam</svg:title><svg:desc>Unieke naam van de computer</svg:desc></draw:control></text:span><text:span text:style-name="T217"><text:tab/></text:span><text:span text:style-name="T223">e</text:span><text:span text:style-name="T243">.g.</text:span><text:span text:style-name="T183"> </text:span><text:span text:style-name="User_20_Entry"><text:span text:style-name="T207">pc02</text:span></text:span></text:p>
      <text:p text:style-name="P21"><text:span text:style-name="Definition"><text:span text:style-name="T218">&lt;</text:span></text:span><text:span text:style-name="Definition"><text:span text:style-name="T179">USER</text:span></text:span><text:span text:style-name="Definition"><text:span text:style-name="T181">&gt;</text:span></text:span><text:span text:style-name="T187"><text:tab/><text:tab/></text:span><text:span text:style-name="T200"> <text:tab/><text:tab/><text:tab/> </text:span><text:span text:style-name="T192"><draw:control text:anchor-type="as-char" svg:y="-0.4cm" draw:z-index="8" draw:name="Gebruiker 1" draw:style-name="gr2" draw:text-style-name="P109" svg:width="6.002cm" svg:height="0.5cm" draw:control="control7"><svg:title>Gebruiker</svg:title><svg:desc>Volledige naam, bijv. Jan Stek</svg:desc></draw:control></text:span><text:span text:style-name="T192"><text:tab/></text:span><text:span text:style-name="T198">i</text:span><text:span text:style-name="T197">.e.</text:span><text:span text:style-name="T193"> </text:span><text:span text:style-name="T194">additional </text:span><text:span text:style-name="T195">user</text:span><text:span text:style-name="T199">s</text:span></text:p>
      <text:p text:style-name="P101"><text:span text:style-name="Definition"><text:span text:style-name="T218">&lt;</text:span></text:span><text:span text:style-name="Definition"><text:span text:style-name="T179">USERN</text:span></text:span><text:span text:style-name="Definition"><text:span text:style-name="T180">a</text:span></text:span><text:span text:style-name="Definition"><text:span text:style-name="T181">me&gt;</text:span></text:span><text:span text:style-name="Definition"><text:span text:style-name="T179"><text:tab/><text:tab/><text:tab/> </text:span></text:span><text:span text:style-name="T201"><draw:control text:anchor-type="as-char" svg:y="-0.4cm" draw:z-index="9" draw:name="Gberuikersnaam 1" draw:style-name="gr2" draw:text-style-name="P109" svg:width="6.002cm" svg:height="0.5cm" draw:control="control8"><svg:title>Gebruikersnaam</svg:title><svg:desc>Korte naam, bijv. jan</svg:desc></draw:control></text:span><text:span text:style-name="T201"><text:tab/></text:span><text:span text:style-name="T203">i</text:span><text:span text:style-name="T197">.e.</text:span><text:span text:style-name="T188"> </text:span><text:span text:style-name="T184">additional </text:span><text:span text:style-name="T185">user</text:span><text:span text:style-name="T186">s</text:span></text:p>
      <text:p text:style-name="P99"><text:span text:style-name="T250">r</text:span>eplace &lt;...&gt; in this checklist with the value in the text box.</text:p>
      <text:p text:style-name="P61"/>
      <text:p text:style-name="P61"/>
      <text:p text:style-name="P18"><text:span text:style-name="T124">Not yet on Linux?</text:span><text:span text:style-name="T118"><text:tab/></text:span><text:span text:style-name="T123">Use</text:span><text:span text:style-name="T119"> </text:span><text:span text:style-name="Strong_20_Emphasis"><text:span text:style-name="T126">Checklist </text:span></text:span><text:span text:style-name="Strong_20_Emphasis"><text:span text:style-name="T127">transfer</text:span></text:span><text:span text:style-name="T119"> o</text:span><text:span text:style-name="T122">n</text:span><text:span text:style-name="T11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0"> </text:span><text:span text:style-name="T122">u</text:span><text:span text:style-name="T120">nder </text:span><text:span text:style-name="T125">Linux</text:span><text:span text:style-name="T121">.</text:span></text:p>
      <text:p text:style-name="P58"><text:span text:style-name="T138">New installation?</text:span><text:span text:style-name="T140"><text:tab/><text:tab/></text:span><text:span text:style-name="T142">Start at chapter</text:span><text:span text:style-name="T140"> </text:span><text:span text:style-name="T138"><text:bookmark-ref text:reference-format="page" text:ref-name="__RefNumPara__4009_1271708128">2</text:bookmark-ref></text:span><text:span text:style-name="T140"><text:s text:c="2"/></text:span><text:span text:style-name="T139"><text:bookmark-ref text:reference-format="text" text:ref-name="__RefNumPara__4009_1271708128">Perform installation</text:bookmark-ref></text:span><text:span text:style-name="T141">.</text:span></text:p>
      <text:p text:style-name="P40"/>
      <text:p text:style-name="P40"/>
      <text:list text:style-name="L1">
        <text:list-item>
          <text:p text:style-name="P105"><text:bookmark-start text:name="__RefNumPara__4083_1271708128"/>Prepar<text:span text:style-name="T226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7"><text:span text:style-name="Strong_20_Emphasis"><text:span text:style-name="T51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1"><draw:control text:anchor-type="as-char" draw:z-index="13" draw:name="Vorm3_ 1" draw:style-name="gr1" draw:text-style-name="P10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2">Log in as </text:span></text:span><text:span text:style-name="Definition"><text:span text:style-name="T221">&lt;user</text:span></text:span><text:span text:style-name="Definition"><text:span text:style-name="T189">&gt;</text:span></text:span><text:span text:style-name="Definition"><text:span text:style-name="T6"><text:note text:id="ftn2" text:note-class="footnote"><text:note-citation>2</text:note-citation><text:note-body><text:p text:style-name="P76"><text:span text:style-name="User_20_Entry"><text:span text:style-name="T75">Login any additional </text:span></text:span><text:span text:style-name="Definition"><text:span text:style-name="T211">USER</text:span></text:span><text:span text:style-name="User_20_Entry"><text:span text:style-name="T79">s</text:span></text:span><text:span text:style-name="User_20_Entry"><text:span text:style-name="T84">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9"><text:span text:style-name="Strong_20_Emphasis"><text:span text:style-name="T53"><draw:control text:anchor-type="as-char" draw:z-index="16" draw:name="Vorm 4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3" office:value-type="string">
            <text:p text:style-name="P102"><text:span text:style-name="Strong_20_Emphasis"><text:span text:style-name="T43">P</text:span></text:span><text:span text:style-name="Strong_20_Emphasis"><text:span text:style-name="T27">ress the </text:span></text:span><text:span text:style-name="Toets"><text:span text:style-name="T106">Super</text:span></text:span><text:span text:style-name="Strong_20_Emphasis"><text:span text:style-name="T25"> </text:span></text:span><text:span text:style-name="Strong_20_Emphasis"><text:span text:style-name="T38">key</text:span></text:span><text:span text:style-name="Strong_20_Emphasis"><text:span text:style-name="T18"><text:note text:id="ftn3" text:note-class="footnote"><text:note-citation>3</text:note-citation><text:note-body><text:p text:style-name="P16">The <text:span text:style-name="T137"><text:s/></text:span><text:span text:style-name="Toets-voetnoot"><text:span text:style-name="T154">Super</text:span></text:span> key is the <text:span text:style-name="Toets-voetnoot">Windows</text:span> key, <text:span text:style-name="Toets-voetnoot">Command</text:span> key (Apple), or <text:span text:style-name="Toets-voetnoot">Magnifier</text:span> key<text:span text:style-name="T134"> </text:span><text:span text:style-name="T135">(Chromebook)</text:span><text:span text:style-name="T134">.</text:span></text:p></text:note-body></text:note></text:span></text:span><text:span text:style-name="Strong_20_Emphasis"><text:span text:style-name="T28">, </text:span></text:span><text:span text:style-name="Strong_20_Emphasis"><text:span text:style-name="T29">type</text:span></text:span><text:span text:style-name="Strong_20_Emphasis"><text:span text:style-name="T30"> </text:span></text:span><text:span text:style-name="User_20_Entry"><text:span text:style-name="T94">t</text:span></text:span><text:span text:style-name="User_20_Entry"><text:span text:style-name="T93">erm</text:span></text:span><text:span text:style-name="Strong_20_Emphasis"><text:span text:style-name="T31"> </text:span></text:span><text:span text:style-name="Strong_20_Emphasis"><text:span text:style-name="T39">and click the </text:span></text:span><text:span text:style-name="Strong_20_Emphasis"><text:span text:style-name="T61">Terminal</text:span></text:span><text:span text:style-name="Strong_20_Emphasis"><text:span text:style-name="T39"> icon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75"><text:span text:style-name="T9">Type the two commands </text:span><text:span text:style-name="T11">after the </text:span><text:span text:style-name="User_20_Entry"><text:span text:style-name="T224">$</text:span></text:span><text:span text:style-name="T9">, each followed by the </text:span><text:span text:style-name="Toets"><text:span text:style-name="T225">Enter</text:span></text:span><text:span text:style-name="T9"> key: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93"><text:span text:style-name="User_20_Entry"><text:span text:style-name="T93">$ </text:span></text:span><text:span text:style-name="User_20_Entry"><text:span text:style-name="T90">wget karelzimmer.nl/</text:span></text:span><text:span text:style-name="User_20_Entry"><text:span text:style-name="T91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3"><text:span text:style-name="User_20_Entry"><text:span text:style-name="T93">$ </text:span></text:span><text:span text:style-name="User_20_Entry"><text:span text:style-name="T90">bash 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7" office:value-type="string">
            <text:p text:style-name="P70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9"><text:span text:style-name="Strong_20_Emphasis"><text:span text:style-name="T53"><draw:control text:anchor-type="as-char" draw:z-index="17" draw:name="Vorm 6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53"><draw:control text:anchor-type="as-char" draw:z-index="18" draw:name="Vorm 7" draw:style-name="gr1" draw:text-style-name="P108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43">P</text:span></text:span><text:span text:style-name="Strong_20_Emphasis"><text:span text:style-name="T28">ress the </text:span></text:span><text:span text:style-name="Toets"><text:span text:style-name="T104">Super</text:span></text:span><text:span text:style-name="Strong_20_Emphasis"><text:span text:style-name="T28"> key, type </text:span></text:span><text:span text:style-name="User_20_Entry"><text:span text:style-name="T95">m</text:span></text:span><text:span text:style-name="User_20_Entry"><text:span text:style-name="T93">enu</text:span></text:span><text:span text:style-name="Strong_20_Emphasis"><text:span text:style-name="T28"> and click the </text:span></text:span><text:span text:style-name="Strong_20_Emphasis"><text:span text:style-name="T98">Install</text:span></text:span><text:span text:style-name="Strong_20_Emphasis"><text:span text:style-name="T99">ation</text:span></text:span><text:span text:style-name="Strong_20_Emphasis"><text:span text:style-name="T98"> menu</text:span></text:span><text:span text:style-name="Strong_20_Emphasis"><text:span text:style-name="T28"> icon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4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69"><text:span text:style-name="Strong_20_Emphasis"><text:span text:style-name="T33">Select </text:span></text:span><text:span text:style-name="Strong_20_Emphasis"><text:span text:style-name="T62">1</text:span></text:span><text:span text:style-name="Strong_20_Emphasis"><text:span text:style-name="T33"> Prepar</text:span></text:span><text:span text:style-name="Strong_20_Emphasis"><text:span text:style-name="T47">e</text:span></text:span><text:span text:style-name="Strong_20_Emphasis"><text:span text:style-name="T33"> installation</text:span></text:span><text:span text:style-name="Strong_20_Emphasis"><text:span text:style-name="T42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11" office:value-type="string">
            <text:p text:style-name="P70"><text:span text:style-name="Strong_20_Emphasis"><text:span text:style-name="T32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82"><text:span text:style-name="Strong_20_Emphasis"><text:span text:style-name="T53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5"><text:span text:style-name="T128">Boot the computer from</text:span><text:span text:style-name="T133"><text:note text:id="ftn4" text:note-class="footnote"><text:note-citation>1</text:note-citation><text:note-body><text:p text:style-name="P17"><text:span text:style-name="T85">Boot menu/Setup via one of the </text:span><text:span text:style-name="T86">f</text:span><text:span text:style-name="T85">requently used keys:</text:span><text:span text:style-name="Definition"><text:span text:style-name="T87"> </text:span></text:span><text:span text:style-name="Toets-voetnoot"><text:span text:style-name="T233">Esc</text:span></text:span><text:span text:style-name="Definition"><text:span text:style-name="T232">, </text:span></text:span><text:span text:style-name="Toets-voetnoot"><text:span text:style-name="T233">Delete</text:span></text:span><text:span text:style-name="Definition"><text:span text:style-name="T232">, </text:span></text:span><text:span text:style-name="Toets-voetnoot"><text:span text:style-name="T233">F1</text:span></text:span><text:span text:style-name="Definition"><text:span text:style-name="T232">, </text:span></text:span><text:span text:style-name="Toets-voetnoot"><text:span text:style-name="T233">F2</text:span></text:span><text:span text:style-name="Definition"><text:span text:style-name="T232">, </text:span></text:span><text:span text:style-name="Toets-voetnoot"><text:span text:style-name="T233">F9</text:span></text:span><text:span text:style-name="Definition"><text:span text:style-name="T232">, </text:span></text:span><text:span text:style-name="Toets-voetnoot"><text:span text:style-name="T233">F10</text:span></text:span><text:span text:style-name="Definition"><text:span text:style-name="T232">, </text:span></text:span><text:span text:style-name="Toets-voetnoot"><text:span text:style-name="T233">F11</text:span></text:span><text:span text:style-name="Definition"><text:span text:style-name="T232">, or </text:span></text:span><text:span text:style-name="Toets-voetnoot"><text:span text:style-name="T233">F12</text:span></text:span></text:p></text:note-body></text:note></text:span><text:span text:style-name="T128"> an</text:span><text:span text:style-name="T130"> </text:span><text:span text:style-name="Strong_20_Emphasis"><text:span text:style-name="T115"><text:user-field-get text:name="Distro">Ubuntu</text:user-field-get></text:span></text:span><text:span text:style-name="T132"><text:s/></text:span><text:span text:style-name="T116"><text:user-field-get text:name="Version">24.04 LTS</text:user-field-get></text:span><text:span text:style-name="T116"><text:s/></text:span><text:span text:style-name="Strong_20_Emphasis"><text:span text:style-name="T73">Desktop </text:span></text:span><text:span text:style-name="Strong_20_Emphasis"><text:span text:style-name="T71">L</text:span></text:span><text:span text:style-name="T68">ive</text:span><text:span text:style-name="T68"><text:note text:id="ftn5" text:note-class="footnote"><text:note-citation>2</text:note-citation><text:note-body><text:p text:style-name="P91"><text:span text:style-name="T13">From a Live USB stick you can boot and work with 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T13">without modifying any files on the hard drive and also allows installation of </text:span><text:span text:style-name="Strong_20_Emphasis"><text:span text:style-name="T136"><text:user-field-get text:name="Distro">Ubuntu</text:user-field-get></text:span></text:span><text:span text:style-name="Strong_20_Emphasis"><text:span text:style-name="T136">.</text:span></text:span></text:p></text:note-body></text:note></text:span><text:span text:style-name="T128"> USB stick</text:span><text:span text:style-name="T69"><text:note text:id="ftn6" text:note-class="footnote"><text:note-citation>3</text:note-citation><text:note-body><text:p text:style-name="P94"><text:span text:style-name="Strong_20_Emphasis"><text:span text:style-name="T76">Create a bootable USB stick:<text:line-break/>Download a </text:span></text:span><text:span text:style-name="Strong_20_Emphasis"><text:span text:style-name="T80"><text:user-field-get text:name="Distro">Ubuntu</text:user-field-get></text:span></text:span><text:span text:style-name="Strong_20_Emphasis"><text:span text:style-name="T80"><text:s/>Desktop</text:span></text:span><text:span text:style-name="Strong_20_Emphasis"><text:span text:style-name="T76"> </text:span></text:span><text:span text:style-name="Strong_20_Emphasis"><text:span text:style-name="T80"><text:user-field-get text:name="Version">24.04 LTS</text:user-field-get></text:span></text:span><text:span text:style-name="Strong_20_Emphasis"><text:span text:style-name="T81"><text:s/></text:span></text:span><text:span text:style-name="Strong_20_Emphasis"><text:span text:style-name="T76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8">ubuntu.com/download</text:span></text:span></text:a><text:span text:style-name="Strong_20_Emphasis"><text:span text:style-name="T77">.</text:span></text:span><text:span text:style-name="Strong_20_Emphasis"><text:span text:style-name="T76"><text:line-break/></text:span></text:span><text:span text:style-name="Strong_20_Emphasis"><text:span text:style-name="T78">The next steps are described in </text:span></text:span><text:span text:style-name="Strong_20_Emphasis"><text:span text:style-name="T82">Linux informati</text:span></text:span><text:span text:style-name="Strong_20_Emphasis"><text:span text:style-name="T83">on</text:span></text:span><text:span text:style-name="Strong_20_Emphasis"><text:span text:style-name="T7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9">karelzimmer.nl/en</text:span></text:span></text:a><text:span text:style-name="Strong_20_Emphasis"><text:span text:style-name="T78">, under </text:span></text:span><text:span text:style-name="Strong_20_Emphasis"><text:span text:style-name="T82">Linux</text:span></text:span><text:span text:style-name="Strong_20_Emphasis"><text:span text:style-name="T78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2" office:value-type="string">
            <text:p text:style-name="P38"><text:span text:style-name="T117">Select</text:span><text:span text:style-name="Strong_20_Emphasis"><text:span text:style-name="T54"> </text:span></text:span><text:span text:style-name="Strong_20_Emphasis"><text:span text:style-name="T63">Try or I</text:span></text:span><text:span text:style-name="Strong_20_Emphasis"><text:span text:style-name="T64">n</text:span></text:span><text:span text:style-name="Strong_20_Emphasis"><text:span text:style-name="T65">stall Ubuntu</text:span></text:span><text:span text:style-name="T129"> </text:span><text:span text:style-name="T131">and press the </text:span><text:span text:style-name="Toets"><text:span text:style-name="T151">Enter</text:span></text:span><text:span text:style-name="Strong_20_Emphasis"><text:span text:style-name="T49"> </text:span></text:span><text:span text:style-name="Strong_20_Emphasis"><text:span text:style-name="T50">key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4"/></text:span></text:p>
          </table:table-cell>
          <table:table-cell table:style-name="_32_._5f_Installatie_5f_uitvoeren.C3" office:value-type="string">
            <text:p text:style-name="P70"><text:span text:style-name="Strong_20_Emphasis"><text:span text:style-name="T246">Follow the installation screens and complete them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0"><text:span text:style-name="Strong_20_Emphasis"><text:span text:style-name="T52"><draw:control text:anchor-type="as-char" draw:z-index="23" draw:name="Vorm 10" draw:style-name="gr1" draw:text-style-name="P108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7"><text:span text:style-name="T247">At</text:span> <text:span text:style-name="T249">Select your ke</text:span><text:span text:style-name="T248">yboard </text:span><text:span text:style-name="T249">layout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60"><text:span text:style-name="T214">Choose</text:span><text:span text:style-name="T212"> </text:span><text:span text:style-name="T215">English (US)</text:span><text:span text:style-name="T212"> </text:span><text:span text:style-name="T214">a</text:span><text:span text:style-name="T213">n</text:span><text:span text:style-name="T214">d </text:span><text:span text:style-name="T216">variant</text:span><text:span text:style-name="T214"> </text:span><text:span text:style-name="Strong_20_Emphasis"><text:span text:style-name="T213">English (US, intl., with dead keys)</text:span></text:span><text:span text:style-name="T213"> </text:span><text:span text:style-name="T147">and click </text:span><text:span text:style-name="T148">Next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85"><text:span text:style-name="Strong_20_Emphasis"><text:span text:style-name="T26"><draw:control text:anchor-type="as-char" draw:z-index="24" draw:name="Vorm 11" draw:style-name="gr1" draw:text-style-name="P108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5"><text:span text:style-name="T171">At</text:span><text:span text:style-name="T172"> </text:span><text:span text:style-name="Strong_20_Emphasis"><text:span text:style-name="T173">What apps would you like to install to start with?</text:span></text:span><text:span text:style-name="Strong_20_Emphasis"><text:span text:style-name="T162"> </text:span></text:span><text:span text:style-name="Strong_20_Emphasis"><text:span text:style-name="T163">choose</text:span></text:span><text:span text:style-name="Strong_20_Emphasis"><text:span text:style-name="T162"> </text:span></text:span><text:span text:style-name="Strong_20_Emphasis"><text:span text:style-name="T173">Extended selection</text:span></text:span><text:span text:style-name="Strong_20_Emphasis"><text:span text:style-name="T162"> 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><text:span text:style-name="Strong_20_Emphasis"><text:span text:style-name="T164">and click </text:span></text:span><text:span text:style-name="Strong_20_Emphasis"><text:span text:style-name="T177">Next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5"><text:span text:style-name="Strong_20_Emphasis"><text:span text:style-name="T26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4"><text:span text:style-name="T169">At</text:span><text:span text:style-name="T165"> </text:span><text:span text:style-name="Strong_20_Emphasis"><text:span text:style-name="T170">Create your account</text:span></text:span><text:span text:style-name="Strong_20_Emphasis"><text:span text:style-name="T160">: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3" office:value-type="string">
            <text:p text:style-name="P27"><text:span text:style-name="Strong_20_Emphasis"><text:span text:style-name="T161">E</text:span></text:span><text:span text:style-name="T165">nter your </text:span><text:span text:style-name="T176">Your n</text:span><text:span text:style-name="T175">ame </text:span><text:span text:style-name="Definition"><text:span text:style-name="T222">&lt;user</text:span></text:span><text:span text:style-name="Definition"><text:span text:style-name="T182">&gt;</text:span></text:span><text:span text:style-name="Strong_20_Emphasis"><text:span text:style-name="T159">, <text:line-break/></text:span></text:span><text:span text:style-name="Strong_20_Emphasis"><text:span text:style-name="T167">Y</text:span></text:span><text:span text:style-name="Strong_20_Emphasis"><text:span text:style-name="T166">our computer</text:span></text:span><text:span text:style-name="Strong_20_Emphasis"><text:span text:style-name="T167">'s nam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58">,<text:line-break/></text:span></text:span><text:span text:style-name="Strong_20_Emphasis"><text:span text:style-name="T168">Pick</text:span></text:span><text:span text:style-name="Strong_20_Emphasis"><text:span text:style-name="T166"> a username</text:span></text:span><text:span text:style-name="Strong_20_Emphasis"><text:span text:style-name="T158"> &lt;</text:span></text:span><text:span text:style-name="Definition"><text:span text:style-name="T7">USERna</text:span></text:span><text:span text:style-name="Definition"><text:span text:style-name="T8">me&gt;</text:span></text:span><text:span text:style-name="Strong_20_Emphasis"><text:span text:style-name="T158">,<text:line-break/></text:span></text:span><text:span text:style-name="Strong_20_Emphasis"><text:span text:style-name="T157">enter a </text:span></text:span><text:span text:style-name="Strong_20_Emphasis"><text:span text:style-name="T174">password</text:span></text:span><text:span text:style-name="Strong_20_Emphasis"><text:span text:style-name="T157"> twice </text:span></text:span><text:span text:style-name="Strong_20_Emphasis"><text:span text:style-name="T164">and click </text:span></text:span><text:span text:style-name="Strong_20_Emphasis"><text:span text:style-name="T177">Next</text:span></text:span><text:span text:style-name="Strong_20_Emphasis"><text:span text:style-name="T164">.</text:span></text:span></text:p>
          </table:table-cell>
        </table:table-row>
      </table:table>
      <text:p text:style-name="P64"><text:span text:style-name="Strong_20_Emphasis"><text:span text:style-name="T55"/></text:span></text:p>
      <text:list text:continue-numbering="true" text:style-name="L1">
        <text:list-item>
          <text:p text:style-name="P104"><text:span text:style-name="Strong_20_Emphasis"><text:span text:style-name="T67">Finish installation</text:span></text:span></text:p>
        </text:list-item>
      </text:list>
      <text:p text:style-name="P65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53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6"><text:span text:style-name="Strong_20_Emphasis"><text:span text:style-name="T20">Log in as </text:span></text:span><text:span text:style-name="Definition"><text:span text:style-name="T220">&lt;user</text:span></text:span><text:span text:style-name="Definition"><text:span text:style-name="T190">&gt;</text:span></text:span><text:span text:style-name="Strong_20_Emphasis"><text:span text:style-name="T20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66"><text:span text:style-name="Strong_20_Emphasis"><text:span text:style-name="T56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6"><text:span text:style-name="Strong_20_Emphasis"><text:span text:style-name="T74"><draw:control text:anchor-type="as-char" draw:z-index="14" draw:name="Vorm4_ 1" draw:style-name="gr1" draw:text-style-name="P108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245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89"><text:span text:style-name="Strong_20_Emphasis"><text:span text:style-name="T53"><draw:control text:anchor-type="as-char" draw:z-index="19" draw:name="Vorm4" draw:style-name="gr1" draw:text-style-name="P108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44">P</text:span></text:span><text:span text:style-name="Strong_20_Emphasis"><text:span text:style-name="T27">ress the </text:span></text:span><text:span text:style-name="Toets"><text:span text:style-name="T104">Super</text:span></text:span><text:span text:style-name="Strong_20_Emphasis"><text:span text:style-name="T25"> </text:span></text:span><text:span text:style-name="Strong_20_Emphasis"><text:span text:style-name="T38">key</text:span></text:span><text:span text:style-name="Strong_20_Emphasis"><text:span text:style-name="Strong_20_Emphasis"><text:span text:style-name="T19"><text:note text:id="ftn7" text:note-class="footnote"><text:note-citation>1</text:note-citation><text:note-body><text:p text:style-name="P62"><text:span text:style-name="T152">The </text:span><text:span text:style-name="T155"><text:s/></text:span><text:span text:style-name="Toets-voetnoot"><text:span text:style-name="T156">Super</text:span></text:span><text:span text:style-name="T152"> key is the </text:span><text:span text:style-name="Toets-voetnoot"><text:span text:style-name="T152">Windows</text:span></text:span><text:span text:style-name="T152"> key, </text:span><text:span text:style-name="Toets-voetnoot"><text:span text:style-name="T152">Command</text:span></text:span><text:span text:style-name="T152"> key (Apple), or </text:span><text:span text:style-name="Toets-voetnoot"><text:span text:style-name="T152">Magnifier</text:span></text:span><text:span text:style-name="T152"> key </text:span><text:span text:style-name="T153">(Chromebook)</text:span><text:span text:style-name="T152">.</text:span></text:p></text:note-body></text:note></text:span></text:span></text:span><text:span text:style-name="Strong_20_Emphasis"><text:span text:style-name="T28">, </text:span></text:span><text:span text:style-name="Strong_20_Emphasis"><text:span text:style-name="T29">type</text:span></text:span><text:span text:style-name="Strong_20_Emphasis"><text:span text:style-name="T30"> </text:span></text:span><text:span text:style-name="User_20_Entry"><text:span text:style-name="T94">t</text:span></text:span><text:span text:style-name="User_20_Entry"><text:span text:style-name="T93">erm</text:span></text:span><text:span text:style-name="Strong_20_Emphasis"><text:span text:style-name="T31"> </text:span></text:span><text:span text:style-name="Strong_20_Emphasis"><text:span text:style-name="T39">and click the </text:span></text:span><text:span text:style-name="Strong_20_Emphasis"><text:span text:style-name="T61">Terminal</text:span></text:span><text:span text:style-name="Strong_20_Emphasis"><text:span text:style-name="T39"> ico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26"/></text:span></text:p>
          </table:table-cell>
          <table:table-cell table:style-name="_33_._5f_Installatie_5f_afronden.C6" office:value-type="string">
            <text:p text:style-name="P78"><text:span text:style-name="T10">Type the two commands </text:span><text:span text:style-name="T11">after the $</text:span><text:span text:style-name="T10">, each followed by the </text:span><text:span text:style-name="Toets"><text:span text:style-name="T225">Enter</text:span>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7" office:value-type="string">
            <text:p text:style-name="P81"><text:span text:style-name="User_20_Entry"><text:span text:style-name="T93">$ </text:span></text:span><text:span text:style-name="User_20_Entry"><text:span text:style-name="T90">wget karelzimmer.nl/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8" office:value-type="string">
            <text:p text:style-name="P93"><text:span text:style-name="User_20_Entry"><text:span text:style-name="T93">$ </text:span></text:span><text:span text:style-name="User_20_Entry"><text:span text:style-name="T90">bash 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71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53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45">P</text:span></text:span><text:span text:style-name="Strong_20_Emphasis"><text:span text:style-name="T35">ress the </text:span></text:span><text:span text:style-name="Toets"><text:span text:style-name="T104">Super</text:span></text:span><text:span text:style-name="Strong_20_Emphasis"><text:span text:style-name="T35"> key, type </text:span></text:span><text:span text:style-name="User_20_Entry"><text:span text:style-name="T96">m</text:span></text:span><text:span text:style-name="User_20_Entry"><text:span text:style-name="T93">enu</text:span></text:span><text:span text:style-name="Strong_20_Emphasis"><text:span text:style-name="T35"> and click the </text:span></text:span><text:span text:style-name="Strong_20_Emphasis"><text:span text:style-name="T100">Install</text:span></text:span><text:span text:style-name="Strong_20_Emphasis"><text:span text:style-name="T101">ation</text:span></text:span><text:span text:style-name="Strong_20_Emphasis"><text:span text:style-name="T100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26"/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34">Se</text:span></text:span><text:span text:style-name="Strong_20_Emphasis"><text:span text:style-name="T40">lect</text:span></text:span><text:span text:style-name="Strong_20_Emphasis"><text:span text:style-name="T34"> </text:span></text:span><text:span text:style-name="Strong_20_Emphasis"><text:span text:style-name="T66">3</text:span></text:span><text:span text:style-name="Strong_20_Emphasis"><text:span text:style-name="T57"> </text:span></text:span><text:span text:style-name="Strong_20_Emphasis"><text:span text:style-name="T58">Finish installatio</text:span></text:span><text:span text:style-name="Strong_20_Emphasis"><text:span text:style-name="T59">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3" office:value-type="string">
            <text:p text:style-name="P72"><text:span text:style-name="Strong_20_Emphasis"><text:span text:style-name="T32">Follow the instructions on the screen.</text:span></text:span></text:p>
          </table:table-cell>
        </table:table-row>
      </table:table>
      <text:p text:style-name="P65"><text:span text:style-name="Strong_20_Emphasis"><text:span text:style-name="T20"/></text:span></text:p>
      <text:list text:continue-numbering="true" text:style-name="L1">
        <text:list-item>
          <text:p text:style-name="P107"><text:span text:style-name="Strong_20_Emphasis"><text:span text:style-name="T12">P</text:span></text:span><text:span text:style-name="Strong_20_Emphasis"><text:span text:style-name="T178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88"><text:span text:style-name="Strong_20_Emphasis"><text:span text:style-name="T53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8"><text:span text:style-name="Strong_20_Emphasis"><text:span text:style-name="T53"><draw:control text:anchor-type="as-char" draw:z-index="12" draw:name="Vorm40_ 1" draw:style-name="gr1" draw:text-style-name="P108" svg:width="0.35cm" svg:height="0.35cm" draw:control="control11"/></text:span></text:span></text:p>
          </table:table-cell>
          <table:table-cell table:style-name="Tabel2.D1" office:value-type="string">
            <text:p text:style-name="P39"><text:span text:style-name="Strong_20_Emphasis"><text:span text:style-name="T21">Log in as</text:span></text:span><text:span text:style-name="Strong_20_Emphasis"><text:span text:style-name="T20"> </text:span></text:span><text:span text:style-name="Definition"><text:span text:style-name="T220">&lt;user</text:span></text:span><text:span text:style-name="Definition"><text:span text:style-name="T190">&gt;</text:span></text:span><text:span text:style-name="Strong_20_Emphasis"><text:span text:style-name="T36"><text:note text:id="ftn8" text:note-class="footnote"><text:note-citation>1</text:note-citation><text:note-body><text:p text:style-name="P77"><text:span text:style-name="User_20_Entry"><text:span text:style-name="T89">Login any additional </text:span></text:span><text:span text:style-name="Definition"><text:span text:style-name="T210">USER</text:span></text:span><text:span text:style-name="User_20_Entry"><text:span text:style-name="T88">s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74"><draw:control text:anchor-type="as-char" draw:z-index="15" draw:name="Vorm4_ 2" draw:style-name="gr1" draw:text-style-name="P108" svg:width="0.35cm" svg:height="0.35cm" draw:control="control14"/></text:span></text:span></text:p>
          </table:table-cell>
          <table:table-cell table:style-name="Tabel2.D2" office:value-type="string">
            <text:p text:style-name="P44"><text:span text:style-name="Strong_20_Emphasis"><text:span text:style-name="T244">Follow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9"><text:span text:style-name="Strong_20_Emphasis"><text:span text:style-name="T53"><draw:control text:anchor-type="as-char" draw:z-index="21" draw:name="Vorm 8" draw:style-name="gr1" draw:text-style-name="P108" svg:width="0.35cm" svg:height="0.35cm" draw:control="control20"/></text:span></text:span></text:p>
          </table:table-cell>
          <table:table-cell table:style-name="Tabel2.A1" office:value-type="string">
            <text:p text:style-name="P89"><text:span text:style-name="Strong_20_Emphasis"><text:span text:style-name="T53"><draw:control text:anchor-type="as-char" draw:z-index="22" draw:name="Vorm 9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37"><text:span text:style-name="Strong_20_Emphasis"><text:span text:style-name="T46">P</text:span></text:span><text:span text:style-name="Strong_20_Emphasis"><text:span text:style-name="T37">ress the </text:span></text:span><text:span text:style-name="Toets"><text:span text:style-name="T104">Super</text:span></text:span><text:span text:style-name="Strong_20_Emphasis"><text:span text:style-name="T37"> key</text:span></text:span><text:span text:style-name="Strong_20_Emphasis"><text:span text:style-name="T18"><text:note text:id="ftn9" text:note-class="footnote"><text:note-citation>2</text:note-citation><text:note-body><text:p text:style-name="P63"><text:span text:style-name="T152">The </text:span><text:span text:style-name="T155"><text:s/></text:span><text:span text:style-name="Toets-voetnoot"><text:span text:style-name="T156">Super</text:span></text:span><text:span text:style-name="T152"> key is the </text:span><text:span text:style-name="Toets-voetnoot"><text:span text:style-name="T152">Windows</text:span></text:span><text:span text:style-name="T152"> key, </text:span><text:span text:style-name="Toets-voetnoot"><text:span text:style-name="T152">Command</text:span></text:span><text:span text:style-name="T152"> key (Apple), or </text:span><text:span text:style-name="Toets-voetnoot"><text:span text:style-name="T152">Magnifier</text:span></text:span><text:span text:style-name="T152"> key </text:span><text:span text:style-name="T153">(Chromebook)</text:span><text:span text:style-name="T152">.</text:span></text:p></text:note-body></text:note></text:span></text:span><text:span text:style-name="Strong_20_Emphasis"><text:span text:style-name="T37">, type </text:span></text:span><text:span text:style-name="User_20_Entry"><text:span text:style-name="T97">m</text:span></text:span><text:span text:style-name="User_20_Entry"><text:span text:style-name="T93">enu</text:span></text:span><text:span text:style-name="Strong_20_Emphasis"><text:span text:style-name="T37"> and click on the </text:span></text:span><text:span text:style-name="Strong_20_Emphasis"><text:span text:style-name="T102">Install</text:span></text:span><text:span text:style-name="Strong_20_Emphasis"><text:span text:style-name="T103">ation</text:span></text:span><text:span text:style-name="Strong_20_Emphasis"><text:span text:style-name="T102"> menu</text:span></text:span><text:span text:style-name="Strong_20_Emphasis"><text:span text:style-name="T37"> icon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6"><text:span text:style-name="Strong_20_Emphasis"><text:span text:style-name="T41">Select</text:span></text:span><text:span text:style-name="Strong_20_Emphasis"><text:span text:style-name="T34"> </text:span></text:span><text:span text:style-name="Strong_20_Emphasis"><text:span text:style-name="T66">4</text:span></text:span><text:span text:style-name="Strong_20_Emphasis"><text:span text:style-name="T60"> </text:span></text:span><text:span text:style-name="Strong_20_Emphasis"><text:span text:style-name="T48">Provision user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73"><text:span text:style-name="Strong_20_Emphasis"><text:span text:style-name="T32">Follow the instructions on the screen.</text:span></text:span></text:p>
          </table:table-cell>
        </table:table-row>
      </table:table>
      <text:p text:style-name="P46"/>
      <text:p text:style-name="P47"/>
      <text:p text:style-name="P59"><text:span text:style-name="T145">End of checklist,</text:span><text:span text:style-name="T146"> </text:span><text:span text:style-name="Strong_20_Emphasis"><text:span text:style-name="T113"><text:user-field-get text:name="Distro">Ubuntu</text:user-field-get></text:span></text:span><text:span text:style-name="T144"><text:s/></text:span><text:span text:style-name="T143"><text:user-field-get text:name="Version">24.04 LTS</text:user-field-get></text:span><text:span text:style-name="T143"><text:s/></text:span><text:span text:style-name="Strong_20_Emphasis"><text:span text:style-name="T114">Desktop</text:span></text:span><text:span text:style-name="Strong_20_Emphasis"><text:span text:style-name="T70"> </text:span></text:span><text:span text:style-name="T145">installation is complete.</text:span></text:p>
      <text:p text:style-name="P33"/>
      <text:p text:style-name="P22"><text:span text:style-name="Emphasis"><text:span text:style-name="T234">Written</text:span></text:span><text:span text:style-name="Emphasis"><text:span text:style-name="T235"> </text:span></text:span><text:span text:style-name="Emphasis"><text:span text:style-name="T234">by</text:span></text:span><text:span text:style-name="Emphasis"><text:span text:style-name="T23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36">.</text:span></text:span></text:p>
      <text:p text:style-name="P23"><text:span text:style-name="Emphasis"><text:span text:style-name="T239">Licens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6"> 1.0 </text:span></text:span><text:span text:style-name="Emphasis"><text:span text:style-name="T24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1-02T20:21:27.363576726">02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20:21:27.092324825</dc:date>
    <meta:keyword>Installatie</meta:keyword>
    <meta:keyword>Checklist</meta:keyword>
    <meta:keyword>Linux</meta:keyword>
    <meta:editing-cycles>6961</meta:editing-cycles>
    <meta:editing-duration>P12DT7H18M27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28" meta:character-count="3208" meta:non-whitespace-character-count="2710"/>
    <meta:user-defined meta:name="Info 1"/>
    <meta:user-defined meta:name="Info 2"/>
    <meta:user-defined meta:name="Info 3"/>
    <meta:user-defined meta:name="Info 4"/>
  </office:meta>
</office:document-meta>
</file>